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4pt" fo:font-weight="bold" officeooo:rsid="001739a9" officeooo:paragraph-rsid="001739a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rlito" fo:font-size="14pt" officeooo:rsid="001739a9" officeooo:paragraph-rsid="001739a9" style:font-size-asian="14pt" style:font-size-complex="14pt"/>
    </style:style>
    <style:style style:name="T1" style:family="text">
      <style:text-properties officeooo:rsid="0018a5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ly_report8</text:p>
      <text:p text:style-name="P1"/>
      <text:p text:style-name="P2"/>
      <text:p text:style-name="P2">1. Завершено роботу над ефективнішим зчитуванням даних. Дл<text:span text:style-name="T1">я</text:span> цього використано бібліотеку multirocessing. Процес зчитування інформації зі сторінки було розділено між різними воркерами, які формували json, відправляли його на сервер, а звідти інформація була записана у базу даних.</text:p>
      <text:p text:style-name="P2"/>
      <text:p text:style-name="P2"><text:span text:style-name="T1">2</text:span>. Важливою проблемою, яку потрібно було вирішити, була неможливість одночасного запису <text:span text:style-name="T1">у базу даних. Рішення у попередньому пункті.</text:span></text:p>
      <text:p text:style-name="P2"/>
      <text:p text:style-name="P2"><text:span text:style-name="T1">3</text:span>. <text:span text:style-name="T1">До</text:span> баз<text:span text:style-name="T1">и</text:span> даних було додано додаткову колонку dislik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6:05:31.856885917</meta:creation-date>
    <dc:date>2018-05-12T16:17:21.966342440</dc:date>
    <meta:editing-duration>PT1M40S</meta:editing-duration>
    <meta:editing-cycles>1</meta:editing-cycles>
    <meta:document-statistic meta:table-count="0" meta:image-count="0" meta:object-count="0" meta:page-count="1" meta:paragraph-count="4" meta:word-count="65" meta:character-count="480" meta:non-whitespace-character-count="419"/>
    <meta:generator>LibreOffice/5.3.6.1$Linux_X86_64 LibreOffice_project/30$Build-1</meta:generator>
  </office:meta>
</office:document-meta>
</file>